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ystem"/>
    <style:font-face style:name="Liberation Serif" svg:font-family="'Liberation Serif'" style:font-family-generic="roman" style:font-pitch="variable"/>
    <style:font-face style:name="等线" svg:font-family="等线" style:font-family-generic="system" style:font-pitch="variable"/>
  </office:font-face-decls>
  <office:automatic-styles>
    <style:style style:name="P1" style:family="paragraph" style:parent-style-name="标题_20_1" style:master-page-name="MP0">
      <style:paragraph-properties style:page-number="auto"/>
    </style:style>
    <style:style style:name="T1" style:family="text">
      <style:text-properties officeooo:rsid="001aad48"/>
    </style:style>
    <style:style style:name="T2" style:family="text">
      <style:text-properties officeooo:rsid="001c940c"/>
    </style:style>
    <style:style style:name="T3" style:family="text">
      <style:text-properties officeooo:rsid="001d1445"/>
    </style:style>
    <style:style style:name="T4" style:family="text">
      <style:text-properties officeooo:rsid="001db5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ing Assignment #2 <text:s/>(Cow roller coaster)</text:h>
      <text:p text:style-name="Text_20_body"/>
      <text:p text:style-name="Text_20_body">out: T<text:span text:style-name="T4">hurs</text:span>day May 3<text:span text:style-name="T1">0</text:span>, 202<text:span text:style-name="T1">4</text:span></text:p>
      <text:p text:style-name="Text_20_body">due: <text:span text:style-name="T4">Mon</text:span>day June 1<text:span text:style-name="T2">7</text:span>, 202<text:span text:style-name="T1">4</text:span> (24pm)</text:p>
      <text:h text:style-name="标题_20_3" text:outline-level="3">Objective:</text:h>
      <text:p text:style-name="正文">Understand how to generate spline curves.</text:p>
      <text:h text:style-name="标题_20_3" text:outline-level="3">Developing environment:</text:h>
      <text:p text:style-name="Text_20_body">After installing the necessary packages (python3, pil, glfw and numpy), any operating systems can be used.</text:p>
      <text:h text:style-name="标题_20_3" text:outline-level="3">Requirements:</text:h>
      <text:p text:style-name="正文">1) Start from the skeleton code.</text:p>
      <text:p text:style-name="正文">a. The code requires reading “cow.obj”. This file should be in the working directory.</text:p>
      <text:p text:style-name="正文">b. “cow.obj” contains a triangle mesh.</text:p>
      <text:p text:style-name="正文"/>
      <text:p text:style-name="正文">2) Understand the basic structure of the skeleton code.</text:p>
      <text:p text:style-name="正文">a. try to change viewpoint by typing 'space'</text:p>
      <text:p text:style-name="正文">b. try to understand what parts of the source codes need to be changed. Keyword search for “TODO”.</text:p>
      <text:p text:style-name="正文"/>
      <text:p text:style-name="正文">3) Try to reproduce the demo video in the lecture video as closely as possible (except the color theme).</text:p>
      <text:p text:style-name="正文">- First pick the cow by L-clicking the cow. Then, click the six control points for the cow’s trajectory. Whenever a control point is specified, the cow is duplicated at the clicked location. You can use L-dragging to adjust the cow’s height. After providing all control points, the cow starts to move following the roller coster track that connects from the first control point to the last control point, following a cyclic Catmull-Rom spline curve. The cow follows the track three times. After finishing the animation, go back to the initial mode where the cow follows the cursor.</text:p>
      <text:p text:style-name="正文"/>
      <text:p text:style-name="正文">4) glfw.get_time() function will be useful.</text:p>
      <text:h text:style-name="标题_20_3" text:outline-level="3">Submission guidelines:</text:h>
      <text:p text:style-name="正文">1) Source codes of your solutions (Include a README.txt that specifies the files you made/changed)</text:p>
      <text:p text:style-name="正文">2) To get the full marks,</text:p>
      <text:p text:style-name="正文"/>
      <text:p text:style-name="正文"><text:s/>a) Implements the UI for control point specification: 5pt</text:p>
      <text:p text:style-name="正文"><text:s/>b) Implements vertical dragging (L-drag) as well as horizontal positioning (mouse-move): 5pt</text:p>
      <text:p text:style-name="正文"><text:s/>c) Use the Catmull-Rom spline curve which is an interpolating spline: 10pt</text:p>
      <text:p text:style-name="正文"><text:s/>d) Cow should face forward (yaw orientation): 5pt</text:p>
      <text:p text:style-name="正文"><text:s/>e) Cow should face upward when going up (pitch orientation) : 5pt</text:p>
      <text:p text:style-name="正文"><text:s/>f) When dragging, the pick-location on the bounding box should also be exactly on the cursor: 5pt.</text:p>
      <text:p text:style-name="正文">- There are many different ways to calculate rotation angles or matrices. For example, you can use math.atan2 function, or you can also use a series of cross product oper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ystem"/>
    <style:font-face style:name="Liberation Serif" svg:font-family="'Liberation Serif'" style:font-family-generic="roman" style:font-pitch="variable"/>
    <style:font-face style:name="等线" svg:font-family="等线"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等线"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等线"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标题_20_1" style:display-name="标题 1" style:family="paragraph" style:parent-style-name="Heading" style:next-style-name="Text_20_body" style:default-outline-level="1">
      <style:paragraph-properties fo:hyphenation-ladder-count="no-limit"/>
      <style:text-properties fo:font-size="16pt" fo:font-weight="bold" style:font-size-asian="16pt" style:font-weight-asian="bold" fo:hyphenate="false" loext:hyphenation-no-caps="false" loext:hyphenation-no-last-word="false" loext:hyphenation-word-char-count="no-limit" loext:hyphenation-zone="no-limit"/>
    </style:style>
    <style:style style:name="标题_20_2" style:display-name="标题 2" style:family="paragraph" style:parent-style-name="Heading" style:next-style-name="Text_20_body" style:default-outline-level="2">
      <style:paragraph-properties fo:hyphenation-ladder-count="no-limit"/>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标题_20_3" style:display-name="标题 3" style:family="paragraph" style:parent-style-name="Heading" style:next-style-name="Text_20_body" style:default-outline-level="3">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标题_20_4" style:display-name="标题 4" style:family="paragraph" style:parent-style-name="Heading" style:next-style-name="Text_20_body" style:default-outline-level="4">
      <style:paragraph-properties fo:hyphenation-ladder-count="no-limit"/>
      <style:text-properties fo:font-size="12pt" fo:font-style="italic" fo:font-weight="bold" style:font-size-asian="12pt" style:font-style-asian="italic" style:font-weight-asian="bold" fo:hyphenate="false" loext:hyphenation-no-caps="false" loext:hyphenation-no-last-word="false" loext:hyphenation-word-char-count="no-limit" loext:hyphenation-zone="no-limit"/>
    </style:style>
    <style:style style:name="标题_20_6" style:display-name="标题 6" style:family="paragraph" style:parent-style-name="Heading" style:next-style-name="Text_20_body" style:default-outline-level="6">
      <style:paragraph-properties fo:hyphenation-ladder-count="no-limit"/>
      <style:text-properties fo:font-size="10pt" fo:font-weight="bold" style:font-size-asian="10pt" style:font-weight-asian="bold" fo:hyphenate="false" loext:hyphenation-no-caps="false" loext:hyphenation-no-last-word="false" loext:hyphenation-word-char-count="no-limit" loext:hyphenation-zone="no-limit"/>
    </style:style>
    <style:style style:name="标题_20_8" style:display-name="标题 8" style:family="paragraph" style:parent-style-name="Heading" style:next-style-name="Text_20_body" style:default-outline-level="8">
      <style:paragraph-properties fo:hyphenation-ladder-count="no-limit"/>
      <style:text-properties fo:font-size="10pt" fo:font-weight="bold" style:font-size-asian="10pt" style:font-weight-asian="bold" fo:hyphenate="false" loext:hyphenation-no-caps="false" loext:hyphenation-no-last-word="false" loext:hyphenation-word-char-count="no-limit" loext:hyphenation-zone="no-limit"/>
    </style:style>
    <style:style style:name="标题_20_9" style:display-name="标题 9" style:family="paragraph" style:parent-style-name="Heading" style:next-style-name="Text_20_body" style:default-outline-level="9">
      <style:paragraph-properties fo:hyphenation-ladder-count="no-limit"/>
      <style:text-properties fo:font-size="10pt" fo:font-weight="bold" style:font-size-asian="10pt" style:font-weight-asian="bold" fo:hyphenate="false" loext:hyphenation-no-caps="false" loext:hyphenation-no-last-word="false" loext:hyphenation-word-char-count="no-limit" loext:hyphenation-zone="no-limit"/>
    </style:style>
    <style:style style:name="正文" style:family="paragraph">
      <style:paragraph-properties fo:hyphenation-ladder-count="no-limit"/>
      <style:text-properties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正文"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正文"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ystem" fo:font-size="14pt" style:font-name-asian="Liberation Sans" style:font-family-asian="'Liberation Sans'" style:font-family-generic-asian="system" style:font-size-asian="14pt" style:font-name-complex="Liberation Sans" style:font-family-complex="'Liberation Sans'" style:font-family-generic-complex="system"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hyphenation-ladder-count="no-limit"/>
      <style:text-properties fo:font-size="10pt" fo:font-weight="bold" style:font-size-asian="10pt" style:font-weight-asian="bold" fo:hyphenate="false" loext:hyphenation-no-caps="false" loext:hyphenation-no-last-word="false" loext:hyphenation-word-char-count="no-limit" loext:hyphenation-zone="no-limit"/>
    </style:style>
    <style:style style:name="题注" style:family="paragraph" style:parent-style-name="正文">
      <style:paragraph-properties fo:margin-top="0.0835in" fo:margin-bottom="0.0835in"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默认段落字体"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AARCH64 LibreOffice_project/1048a8393ae2eeec98dff31b5c133c5f1d08b890</meta:generator>
    <dc:title/>
    <meta:initial-creator>taesoo </meta:initial-creator>
    <meta:creation-date>2012-05-03T16:05:00Z</meta:creation-date>
    <dc:date>2024-05-30T10:41:05.811938429</dc:date>
    <meta:editing-cycles>40</meta:editing-cycles>
    <meta:editing-duration>PT1H10M12S</meta:editing-duration>
    <meta:document-statistic meta:table-count="0" meta:image-count="0" meta:object-count="0" meta:page-count="1" meta:paragraph-count="27" meta:word-count="350" meta:character-count="2141" meta:non-whitespace-character-count="1811"/>
    <meta:template xlink:type="simple" xlink:actuate="onRequest" xlink:title="" xlink:href="Normal.dotm"/>
  </office:meta>
</office:document-meta>
</file>